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1" style:family="graphic" style:parent-style-name="objectwithoutfill">
      <style:graphic-properties svg:stroke-width="0.3cm" svg:stroke-color="#c0c0c0" draw:marker-start-width="0cm" draw:marker-end-width="0cm" svg:stroke-opacity="40%" draw:fill="none" draw:textarea-vertical-align="middle" fo:padding-top="0.275cm" fo:padding-bottom="0.275cm" fo:padding-left="0.4cm" fo:padding-right="0.4cm"/>
    </style:style>
    <style:style style:name="gr72" style:family="graphic" style:parent-style-name="objectwithoutfill">
      <style:graphic-properties svg:stroke-width="0.3cm" svg:stroke-color="#c0c0c0" draw:marker-start-width="0cm" draw:marker-end-width="0cm" svg:stroke-opacity="40%" draw:fill="none" draw:opacity="94%" draw:textarea-vertical-align="middle" fo:padding-top="0.275cm" fo:padding-bottom="0.275cm" fo:padding-left="0.4cm" fo:padding-right="0.4cm"/>
    </style:style>
    <style:style style:name="gr73" style:family="graphic" style:parent-style-name="standard">
      <style:graphic-properties draw:stroke="none" svg:stroke-width="0.75cm" svg:stroke-color="#000000" draw:fill="none" draw:fill-color="#ffffff" draw:textarea-horizontal-align="left" draw:auto-grow-height="true" draw:auto-grow-width="true" fo:min-height="0.353cm" fo:min-width="0.421cm" fo:padding-top="0.5cm" fo:padding-bottom="0.5cm" fo:padding-left="0.625cm" fo:padding-right="0.625cm"/>
    </style:style>
    <style:style style:name="gr74" style:family="graphic" style:parent-style-name="standard">
      <style:graphic-properties draw:stroke="none" svg:stroke-width="0.75cm" svg:stroke-color="#000000" draw:fill="none" draw:fill-color="#ffffff" draw:textarea-horizontal-align="left" draw:auto-grow-height="true" draw:auto-grow-width="true" fo:min-height="0.353cm" fo:min-width="0.692cm" fo:padding-top="0.5cm" fo:padding-bottom="0.5cm" fo:padding-left="0.625cm" fo:padding-right="0.625cm"/>
    </style:style>
    <style:style style:name="gr75" style:family="graphic" style:parent-style-name="standard">
      <style:graphic-properties draw:stroke="none" svg:stroke-width="0.75cm" svg:stroke-color="#000000" draw:fill="none" draw:fill-color="#ffffff" draw:textarea-horizontal-align="left" draw:auto-grow-height="true" draw:auto-grow-width="true" fo:min-height="0.353cm" fo:min-width="1.331cm" fo:padding-top="0.5cm" fo:padding-bottom="0.5cm" fo:padding-left="0.625cm" fo:padding-right="0.62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763cm"/>
    </style:style>
    <style:style style:name="gr77" style:family="graphic" style:parent-style-name="standard">
      <style:graphic-properties draw:fill-color="#ffffff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1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'Courier New'" style:font-family-generic="modern" style:font-pitch="variable" fo:font-size="10pt" style:font-size-asian="12pt" style:font-size-complex="12pt"/>
    </style:style>
    <style:style style:name="P12" style:family="paragraph">
      <style:paragraph-properties fo:text-align="center"/>
      <style:text-properties fo:font-family="'Courier New'" style:font-family-generic="modern" style:font-pitch="variable" fo:font-size="12pt" style:font-size-asian="12pt" style:font-size-complex="12pt"/>
    </style:style>
    <style:style style:name="P13" style:family="paragraph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P14" style:family="paragraph">
      <style:text-properties fo:font-family="'Courier New'" style:font-family-generic="moder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ff000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ff0000" style:text-line-through-style="none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008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6b2394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color="#ffd32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9" style:family="text">
      <style:text-properties fo:color="#00ff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20" style:family="text">
      <style:text-properties fo:font-family="'Courier New'" style:font-family-generic="modern" style:font-pitch="variable" fo:font-size="10pt" style:font-size-asian="12pt" style:font-size-complex="12pt"/>
    </style:style>
    <style:style style:name="T21" style:family="text">
      <style:text-properties fo:font-family="'Courier New'" style:font-family-generic="modern" style:font-pitch="variable" fo:font-size="12pt" style:font-size-asian="12pt" style:font-size-complex="12pt"/>
    </style:style>
    <style:style style:name="T22" style:family="text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T23" style:family="text">
      <style:text-properties fo:font-family="'Courier New'" style:font-family-generic="moder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403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403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9.197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397cm" svg:y1="10.2cm" svg:x2="20.497cm" svg:y2="10.2cm">
            <text:p/>
          </draw:line>
          <draw:line draw:style-name="gr3" draw:text-style-name="P1" draw:layer="layout" svg:x1="19.297cm" svg:y1="9.5cm" svg:x2="19.397cm" svg:y2="9.5cm">
            <text:p/>
          </draw:line>
          <draw:line draw:style-name="gr3" draw:text-style-name="P1" draw:layer="layout" svg:x1="19.303cm" svg:y1="11cm" svg:x2="19.403cm" svg:y2="11cm">
            <text:p/>
          </draw:line>
          <draw:frame draw:style-name="gr24" draw:text-style-name="P2" draw:layer="layout" svg:width="1.254cm" svg:height="0.603cm" draw:transform="rotate (1.5716689914206) translate (19.894cm 10.8cm)">
            <draw:text-box>
              <text:p><text:span text:style-name="T1">ALU</text:span></text:p>
            </draw:text-box>
          </draw:frame>
          <draw:line draw:style-name="gr3" draw:text-style-name="P1" draw:layer="layout" svg:x1="20.397cm" svg:y1="9.6cm" svg:x2="20.497cm" svg:y2="9.6cm">
            <text:p/>
          </draw:line>
          <draw:frame draw:style-name="gr7" draw:text-style-name="P2" draw:layer="layout" svg:width="1.103cm" svg:height="0.603cm" svg:x="20.197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2.1cm" svg:y="17.44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2.2cm" svg:y="17.445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cm 14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cm 13.6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5.994cm" svg:y="13.3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cm" svg:y1="13.5cm" svg:x2="7.3cm" svg:y2="13.5cm">
            <text:p/>
          </draw:line>
          <draw:line draw:style-name="gr3" draw:text-style-name="P1" draw:layer="layout" svg:x1="6.1cm" svg:y1="12.9cm" svg:x2="6.2cm" svg:y2="12.9cm">
            <text:p/>
          </draw:line>
          <draw:line draw:style-name="gr3" draw:text-style-name="P1" draw:layer="layout" svg:x1="6.1cm" svg:y1="14cm" svg:x2="6.2cm" svg:y2="14cm">
            <text:p/>
          </draw:line>
          <draw:frame draw:style-name="gr30" draw:text-style-name="P2" draw:layer="layout" svg:width="0.663cm" svg:height="0.603cm" svg:x="5.594cm" svg:y="13.7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35cm" svg:y="13.1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cm" svg:y="12.9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2.9cm">
          <text:p/>
        </draw:line>
        <draw:line draw:style-name="gr3" draw:text-style-name="P1" draw:layer="layout" svg:x1="5.5cm" svg:y1="12.9cm" svg:x2="6.2cm" svg:y2="12.9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5.2cm" svg:y1="10.9cm" svg:x2="17.3cm" svg:y2="10.9cm">
          <text:p/>
        </draw:line>
        <draw:line draw:style-name="gr55" draw:text-style-name="P1" draw:layer="layout" svg:x1="15.6cm" svg:y1="11.2cm" svg:x2="15.6cm" svg:y2="16.9cm">
          <text:p/>
        </draw:line>
        <draw:line draw:style-name="gr55" draw:text-style-name="P1" draw:layer="layout" svg:x1="14.8cm" svg:y1="16.9cm" svg:x2="15.6cm" svg:y2="16.9cm">
          <text:p/>
        </draw:line>
        <draw:line draw:style-name="gr55" draw:text-style-name="P1" draw:layer="layout" svg:x1="15.6cm" svg:y1="11.2cm" svg:x2="17.3cm" svg:y2="11.2cm">
          <text:p/>
        </draw:line>
        <draw:line draw:style-name="gr3" draw:text-style-name="P1" draw:layer="layout" svg:x1="15.2cm" svg:y1="10.9cm" svg:x2="15.2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cm" svg:y1="13.5cm" svg:x2="7.9cm" svg:y2="13.5cm">
          <text:p/>
        </draw:line>
        <draw:line draw:style-name="gr3" draw:text-style-name="P1" draw:layer="layout" svg:x1="7.9cm" svg:y1="13.5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2.3cm" svg:y2="17.8cm">
          <text:p/>
        </draw:line>
        <draw:line draw:style-name="gr21" draw:text-style-name="P1" draw:layer="layout" svg:x1="13.5cm" svg:y1="17.8cm" svg:x2="25cm" svg:y2="17.8cm">
          <text:p/>
        </draw:line>
        <draw:line draw:style-name="gr60" draw:text-style-name="P1" draw:layer="layout" svg:x1="9.6cm" svg:y1="14.9cm" svg:x2="20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4cm" svg:y2="9.5cm">
          <text:p/>
        </draw:line>
        <draw:line draw:style-name="gr36" draw:text-style-name="P1" draw:layer="layout" svg:x1="20cm" svg:y1="4.4cm" svg:x2="20cm" svg:y2="9.3cm">
          <text:p/>
        </draw:line>
        <draw:line draw:style-name="gr60" draw:text-style-name="P1" draw:layer="layout" svg:x1="20cm" svg:y1="11.1cm" svg:x2="20cm" svg:y2="14.9cm">
          <text:p/>
        </draw:line>
        <draw:line draw:style-name="gr51" draw:text-style-name="P1" draw:layer="layout" svg:x1="11.7cm" svg:y1="4.4cm" svg:x2="20cm" svg:y2="4.4cm">
          <text:p/>
        </draw:line>
        <draw:line draw:style-name="gr3" draw:text-style-name="P1" draw:layer="layout" svg:x1="20.4cm" svg:y1="10.2cm" svg:x2="22.2cm" svg:y2="10.2cm">
          <text:p/>
        </draw:line>
        <draw:line draw:style-name="gr3" draw:text-style-name="P1" draw:layer="layout" svg:x1="16.5cm" svg:y1="10.5cm" svg:x2="16.5cm" svg:y2="11.9cm">
          <text:p/>
        </draw:line>
        <draw:line draw:style-name="gr3" draw:text-style-name="P1" draw:layer="layout" svg:x1="16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4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2.1cm" svg:y1="8.8cm" svg:x2="22.1cm" svg:y2="10.2cm">
          <text:p/>
        </draw:line>
        <draw:line draw:style-name="gr3" draw:text-style-name="P1" draw:layer="layout" svg:x1="22.1cm" svg:y1="8.8cm" svg:x2="25cm" svg:y2="8.8cm">
          <text:p/>
        </draw:line>
        <draw:line draw:style-name="gr3" draw:text-style-name="P1" draw:layer="layout" svg:x1="25cm" svg:y1="9.8cm" svg:x2="25.8cm" svg:y2="9.8cm">
          <text:p/>
        </draw:line>
        <draw:line draw:style-name="gr3" draw:text-style-name="P1" draw:layer="layout" svg:x1="25cm" svg:y1="8.8cm" svg:x2="25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</text:span><text:span text:style-name="T14">, </text:span><text:span text:style-name="T15">ori</text:span></text:p>
            <text:p><text:span text:style-name="T16">jal</text:span></text:p>
            <text:p><text:span text:style-name="T17">lui</text:span></text:p>
            <text:p><text:span text:style-name="T18">sll</text:span></text:p>
            <text:p><text:span text:style-name="T19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20.233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5.6cm" svg:y="15.2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797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22.501cm" svg:y="17.197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3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  <draw:path draw:style-name="gr71" draw:text-style-name="P1" draw:layer="layout" svg:width="1.082cm" svg:height="0cm" svg:x="5.009cm" svg:y="9.505cm" svg:viewBox="0 0 1083 0" svg:d="M0 0c195 0 391 0 587 0h184 183 129">
          <text:p/>
        </draw:path>
        <draw:path draw:style-name="gr71" draw:text-style-name="P1" draw:layer="layout" svg:width="2.072cm" svg:height="0.224cm" svg:x="8.459cm" svg:y="9.303cm" svg:viewBox="0 0 2073 225" svg:d="M0 183c211-36 411 66 623 37 193-26 385-61 569-128s365-91 551-92l183 18 147 19">
          <text:p/>
        </draw:path>
        <draw:path draw:style-name="gr71" draw:text-style-name="P1" draw:layer="layout" svg:width="2.733cm" svg:height="0.131cm" svg:x="13.945cm" svg:y="9.208cm" svg:viewBox="0 0 2734 132" svg:d="M0 132c206-36 416-25 624-19 213 7 411-74 623-73 201 1 405 5 606 0 189-4 377-53 569-37h183l129 18">
          <text:p/>
        </draw:path>
        <draw:path draw:style-name="gr71" draw:text-style-name="P1" draw:layer="layout" svg:width="2.072cm" svg:height="0.1cm" svg:x="17.358cm" svg:y="9.404cm" svg:viewBox="0 0 2073 101" svg:d="M0 101c225-47 454 6 679-55 178-49 364-18 550-37 193-20 391 0 587 0h184l73 18">
          <text:p/>
        </draw:path>
        <draw:path draw:style-name="gr72" draw:text-style-name="P1" draw:layer="layout" svg:width="2.568cm" svg:height="7.532cm" svg:x="9.523cm" svg:y="9.4cm" svg:viewBox="0 0 2569 7533" svg:d="M73 0c-31 200-75 397-73 605 2 242 29 481 36 723 6 220 24 441 37 664 13 222 14 440 37 664 20 192 16 390 0 585-18 215-16 430-19 645-3 233-33 470 0 702 32 223 32 441 37 664 5 220-14 442 0 664 11 180-4 482 257 488 188 4 388 57 569-58 283-179 198 255 220 390 33 200-85 388-55 585 49 324 342 175 532 196 185 20 363-83 551-79l183-19 184 19">
          <text:p/>
        </draw:path>
        <draw:path draw:style-name="gr71" draw:text-style-name="P1" draw:layer="layout" svg:width="2.495cm" svg:height="5.817cm" svg:x="14.825cm" svg:y="11.116cm" svg:viewBox="0 0 2496 5818" svg:d="M0 5783c188 33 382 51 569 19 224-39 259-317 276-514 16-185 25-369 18-551-7-186 18-365 18-550-1-214 42-428 37-642-5-195-23-395 0-588 24-199-24-370-37-568-12-196 8-386-36-569-51-210-67-416-92-624-23-189-22-383-55-569-34-193-29-419 110-550 158-150 392-37 587-19 196 18 391 48 587 74h184 183 147">
          <text:p/>
        </draw:path>
        <draw:path draw:style-name="gr71" draw:text-style-name="P1" draw:layer="layout" svg:width="1.375cm" svg:height="0cm" svg:x="18cm" svg:y="11.027cm" svg:viewBox="0 0 1376 1" svg:d="M0 0c238 2 477 0 715 0 196 0 392 0 588 0h73">
          <text:p/>
        </draw:path>
        <draw:path draw:style-name="gr71" draw:text-style-name="P1" draw:layer="layout" svg:width="5.486cm" svg:height="1.542cm" svg:x="20.403cm" svg:y="8.727cm" svg:viewBox="0 0 5487 1543" svg:d="M0 1438c191 59 390 67 588 92 181 23 368 16 550-18 187-35 477-55 496-294 15-190-19-383-56-569-46-232 88-453 257-569 156-107 366-77 551-73 208 4 417-9 624 18 182 24 367 29 550 55s370-9 551 19c158 24 459-51 440 238-12 184 2 375 73 551 107 267 359 130 551 165l183-18h129">
          <text:p/>
        </draw:path>
        <draw:path draw:style-name="gr71" draw:text-style-name="P1" draw:layer="layout" svg:width="18.364cm" svg:height="9.901cm" svg:x="8.62cm" svg:y="10.312cm" svg:viewBox="0 0 18365 9902" svg:d="M17949 0c207 65 352 271 367 477 16 200 10 405 0 606-9 195 1 385-55 587-49 176 0 366 0 550 0 194-2 392 0 587 2 202 6 403 18 606 11 186 63 358 55 550-9 215-28 427-18 643 10 188-35 385 18 568 64 219-147 341-129 551 16 188 3 378 19 569 18 198 80 389 92 587 13 207 50 414 36 624-11 188 45 389-18 568-73 208-131 422-129 643 2 190 58 377 56 568-2 178 128 471-184 496-221 17-439 73-660 73-190 0-381 13-569-18-206-35-417-31-624-18-198 13-380-50-569-74-190-24-380-16-569-18-208-3-417 0-624 0-196 0-393 0-587 0-227 0-453 0-679 0-257 0-514 0-770 0-233 0-467 0-698 0-233 0-466-5-697 0-233 5-466-13-697 36-226 48-442 140-679 129-220-11-441 0-661 0-233 0-467 26-697 0-241-27-479-59-715-110-224-48-452-17-679-37-232-20-467 0-698 0-196 0-392 0-587 0-214 0-429 0-642 0-209 0-417-10-624 0-185 9-366-27-550-18-208 10-417 5-624 0-210-5-417 34-624 55-194 20-393 0-587 0-196 0-393 0-587 0-184 0-369 3-551 0-184-3-377 43-550-19-241-86-167-374-110-550 60-186 70-380 73-569 5-206-116-375-92-587 22-192 74-372 55-569-19-195 17-393 0-587-17-197-55-392-91-587-35-188-31-368-37-551-5-195 8-393 0-587-8-202-38-403-37-605 1-203-19-400-36-606-15-196 16-392 18-587 3-207 0-417 0-624 0-201 9-405 0-605-9-210 1-420 37-624 31-167 90-398 348-404 215-5 353 83 551 110 187 25 366 25 550 37l184-18 183-19 92-18">
          <text:p/>
        </draw:path>
        <draw:path draw:style-name="gr71" draw:text-style-name="P1" draw:layer="layout" svg:width="4.346cm" svg:height="0.152cm" svg:x="9.8cm" svg:y="12.343cm" svg:viewBox="0 0 4347 153" svg:d="M0 153c203-42 410-8 615-37 209-29 422-40 634-37 219 3 436-3 655-18 216-15 437-6 654 0 238 7 475-38 711-55 197-14 398 0 597 0h212 191l78 18">
          <text:p/>
        </draw:path>
        <draw:path draw:style-name="gr71" draw:text-style-name="P1" draw:layer="layout" svg:width="5.395cm" svg:height="3.441cm" svg:x="9.555cm" svg:y="11.076cm" svg:viewBox="0 0 5396 3442" svg:d="M5197 1897c271 74 187 359 184 550-3 208-111 372-202 550-88 171-19 466-331 441-183-16-370-27-550 0-222 33-387-118-605-92-191 21-373-55-569-55-197 0-392-17-587-18-214-3-429 0-643 0-232 0-465 0-697 0-183 0-368 5-550 0-184-5-414 93-551-37-142-135-58-380-73-569-17-203-19-404-19-605 0-196-17-394 19-587 36-195 13-393 36-588 22-183 37-367 19-550-21-215 207-451 385-275l184 36h183 92">
          <text:p/>
        </draw:path>
        <draw:path draw:style-name="gr71" draw:text-style-name="P1" draw:layer="layout" svg:width="0.884cm" svg:height="3.341cm" svg:x="5.317cm" svg:y="9.6cm" svg:viewBox="0 0 885 3342" svg:d="M169 0c-17 281-127 544-128 829-1 302-27 608 0 909 21 233-60 437-37 668 21 218 95 428 110 646 19 267 268 310 440 283l184-40 147 21">
          <text:p/>
        </draw:path>
        <draw:path draw:style-name="gr71" draw:text-style-name="P1" draw:layer="layout" svg:width="6.851cm" svg:height="9.353cm" svg:x="1.018cm" svg:y="8.826cm" svg:viewBox="0 0 6852 9354" svg:d="M6230 4679c194 9 480 17 532 275 43 208-30 412-92 605-71 226-11 467-37 698-21 201-30 404-18 605 13 208-15 418 18 624 36 215 102 425 129 642 24 190 85 377 73 569-11 190 79 417-73 569-146 147-366 63-551 73-213 11-429 0-642 0-209 0-417 0-624 0-189 0-381 0-569 0-196 0-393 0-587 0-196 0-392 0-587 0-184 0-367 0-550 0-189 0-381-6-569 0-191 6-380-30-569-36-189-7-381 1-569 0-186-1-431 54-550-111-122-169 0-392 0-587 0-196 0-392 0-587 0-213 5-429 0-642-5-246 14-491 36-734 21-221 105-432 74-661-29-214 12-430 36-642 25-208 25-417 19-624-6-228 48-465-74-679-109-191-56-418-36-623 20-202 16-404 18-606 2-189 28-383 0-569-30-204-37-408-92-605-53-193-45-394-91-587-49-208-173-387-239-587-47-142-126-473 165-441h184l183-18">
          <text:p/>
        </draw:path>
        <draw:path draw:style-name="gr71" draw:text-style-name="P1" draw:layer="layout" svg:width="0.733cm" svg:height="0.019cm" svg:x="2.165cm" svg:y="8.989cm" svg:viewBox="0 0 734 20" svg:d="M0 20c182-33 366-13 550-18h184">
          <text:p/>
        </draw:path>
        <draw:path draw:style-name="gr71" draw:text-style-name="P1" draw:layer="layout" svg:width="0.752cm" svg:height="0.081cm" svg:x="3.449cm" svg:y="9.478cm" svg:viewBox="0 0 753 82" svg:d="M0 8c194-39 374 75 569 37l184 37">
          <text:p/>
        </draw:path>
        <draw:frame draw:style-name="gr73" draw:text-style-name="P2" draw:layer="layout" svg:width="1.671cm" svg:height="1.353cm" svg:x="8.2cm" svg:y="1.647cm">
          <draw:text-box>
            <text:p><text:span text:style-name="T1">0 =</text:span></text:p>
          </draw:text-box>
        </draw:frame>
        <draw:frame draw:style-name="gr73" draw:text-style-name="P2" draw:layer="layout" svg:width="1.671cm" svg:height="1.353cm" svg:x="12.429cm" svg:y="5.947cm">
          <draw:text-box>
            <text:p><text:span text:style-name="T1">= 1</text:span></text:p>
          </draw:text-box>
        </draw:frame>
        <draw:frame draw:style-name="gr73" draw:text-style-name="P2" draw:layer="layout" svg:width="1.671cm" svg:height="1.353cm" svg:x="12.2cm" svg:y="5.3cm">
          <draw:text-box>
            <text:p><text:span text:style-name="T1">= 0</text:span></text:p>
          </draw:text-box>
        </draw:frame>
        <draw:frame draw:style-name="gr73" draw:text-style-name="P2" draw:layer="layout" svg:width="1.671cm" svg:height="1.353cm" svg:x="12.5cm" svg:y="4.747cm">
          <draw:text-box>
            <text:p><text:span text:style-name="T1">= 0</text:span></text:p>
          </draw:text-box>
        </draw:frame>
        <draw:frame draw:style-name="gr74" draw:text-style-name="P2" draw:layer="layout" svg:width="1.942cm" svg:height="1.353cm" svg:x="12.458cm" svg:y="4.1cm">
          <draw:text-box>
            <text:p><text:span text:style-name="T1">= '10'</text:span></text:p>
          </draw:text-box>
        </draw:frame>
        <draw:frame draw:style-name="gr73" draw:text-style-name="P2" draw:layer="layout" svg:width="1.671cm" svg:height="1.353cm" svg:x="12.2cm" svg:y="2.947cm">
          <draw:text-box>
            <text:p><text:span text:style-name="T1">= 0</text:span></text:p>
          </draw:text-box>
        </draw:frame>
        <draw:frame draw:style-name="gr73" draw:text-style-name="P2" draw:layer="layout" svg:width="1.671cm" svg:height="1.353cm" svg:x="12.6cm" svg:y="2.347cm">
          <draw:text-box>
            <text:p><text:span text:style-name="T1">= 0</text:span></text:p>
          </draw:text-box>
        </draw:frame>
        <draw:frame draw:style-name="gr73" draw:text-style-name="P2" draw:layer="layout" svg:width="1.671cm" svg:height="1.353cm" svg:x="12.7cm" svg:y="1.747cm">
          <draw:text-box>
            <text:p><text:span text:style-name="T1">= 0</text:span></text:p>
          </draw:text-box>
        </draw:frame>
        <draw:frame draw:style-name="gr75" draw:text-style-name="P2" draw:layer="layout" svg:width="2.581cm" svg:height="1.353cm" svg:x="13.019cm" svg:y="3.5cm">
          <draw:text-box>
            <text:p><text:span text:style-name="T1">= '100101'</text:span></text:p>
          </draw:text-box>
        </draw:frame>
        <draw:frame draw:style-name="gr76" draw:text-style-name="P11" draw:layer="layout" svg:width="7.263cm" svg:height="0.729cm" svg:x="1.002cm" svg:y="0.1cm">
          <draw:text-box>
            <text:p><text:span text:style-name="T20">ori : [rt] = [rs] | ZeroImm</text:span></text:p>
          </draw:text-box>
        </draw:frame>
        <draw:g>
          <draw:rect draw:style-name="gr77" draw:text-style-name="P12" draw:layer="layout" svg:width="2.5cm" svg:height="0.6cm" svg:x="13.002cm" svg:y="0.2cm">
            <text:p text:style-name="P1"><text:span text:style-name="T21">rs</text:span></text:p>
          </draw:rect>
          <draw:rect draw:style-name="gr77" draw:text-style-name="P12" draw:layer="layout" svg:width="2.5cm" svg:height="0.6cm" svg:x="15.502cm" svg:y="0.2cm">
            <text:p text:style-name="P1"><text:span text:style-name="T21">rt</text:span></text:p>
          </draw:rect>
          <draw:rect draw:style-name="gr77" draw:text-style-name="P12" draw:layer="layout" svg:width="7.499cm" svg:height="0.6cm" svg:x="18.002cm" svg:y="0.2cm">
            <text:p text:style-name="P1"><text:span text:style-name="T21">immediate</text:span></text:p>
          </draw:rect>
          <draw:rect draw:style-name="gr77" draw:text-style-name="P12" draw:layer="layout" svg:width="2.5cm" svg:height="0.6cm" svg:x="10.513cm" svg:y="0.2cm">
            <text:p text:style-name="P1"><text:span text:style-name="T21">opcode</text:span></text:p>
          </draw:rect>
          <draw:frame draw:style-name="gr78" draw:text-style-name="P13" draw:layer="layout" svg:width="0.794cm" svg:height="0.814cm" svg:x="10.266cm" svg:y="0.394cm">
            <draw:text-box>
              <text:p><text:span text:style-name="T22">31</text:span></text:p>
            </draw:text-box>
          </draw:frame>
          <draw:frame draw:style-name="gr78" draw:text-style-name="P13" draw:layer="layout" svg:width="0.794cm" svg:height="0.814cm" svg:x="12.437cm" svg:y="0.394cm">
            <draw:text-box>
              <text:p><text:span text:style-name="T22">26</text:span></text:p>
            </draw:text-box>
          </draw:frame>
          <draw:frame draw:style-name="gr78" draw:text-style-name="P13" draw:layer="layout" svg:width="0.794cm" svg:height="0.814cm" svg:x="12.811cm" svg:y="0.394cm">
            <draw:text-box>
              <text:p><text:span text:style-name="T22">25</text:span></text:p>
            </draw:text-box>
          </draw:frame>
          <draw:frame draw:style-name="gr78" draw:text-style-name="P13" draw:layer="layout" svg:width="0.794cm" svg:height="0.814cm" svg:x="14.936cm" svg:y="0.394cm">
            <draw:text-box>
              <text:p><text:span text:style-name="T22">21</text:span></text:p>
            </draw:text-box>
          </draw:frame>
          <draw:frame draw:style-name="gr78" draw:text-style-name="P13" draw:layer="layout" svg:width="0.794cm" svg:height="0.814cm" svg:x="15.327cm" svg:y="0.394cm">
            <draw:text-box>
              <text:p><text:span text:style-name="T22">20</text:span></text:p>
            </draw:text-box>
          </draw:frame>
          <draw:frame draw:style-name="gr78" draw:text-style-name="P13" draw:layer="layout" svg:width="0.794cm" svg:height="0.814cm" svg:x="17.398cm" svg:y="0.394cm">
            <draw:text-box>
              <text:p><text:span text:style-name="T22">16</text:span></text:p>
            </draw:text-box>
          </draw:frame>
          <draw:frame draw:style-name="gr78" draw:text-style-name="P13" draw:layer="layout" svg:width="0.794cm" svg:height="0.814cm" svg:x="17.8cm" svg:y="0.394cm">
            <draw:text-box>
              <text:p><text:span text:style-name="T22">15</text:span></text:p>
            </draw:text-box>
          </draw:frame>
          <draw:frame draw:style-name="gr79" draw:text-style-name="P13" draw:layer="layout" svg:width="0.65cm" svg:height="0.814cm" svg:x="25.083cm" svg:y="0.394cm">
            <draw:text-box>
              <text:p><text:span text:style-name="T22">0</text:span></text:p>
            </draw:text-box>
          </draw:frame>
          <draw:frame draw:style-name="gr80" draw:text-style-name="P14" draw:layer="layout" svg:width="1.27cm" svg:height="0.729cm" svg:x="9.302cm" svg:y="0.1cm">
            <draw:text-box>
              <text:p><text:span text:style-name="T23">I</text:span><text:span text:style-name="T21"> 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3T20:32:55</dc:date>
    <dc:creator>Not YourBusiness</dc:creator>
    <meta:editing-duration>PT6H21M18S</meta:editing-duration>
    <meta:editing-cycles>92</meta:editing-cycles>
    <meta:generator>OpenOffice/4.1.5$Unix OpenOffice.org_project/415m1$Build-9789</meta:generator>
    <meta:document-statistic meta:object-count="336"/>
  </office:meta>
</office:document-meta>
</file>